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ub>
          <mi>H</mi>
          <mrow>
            <mtext>pm</mtext>
          </mrow>
        </msub>
        <mo stretchy="false">=</mo>
        <mrow>
          <mo stretchy="false">−</mo>
          <mstyle mathvariant="bold">
            <mrow>
              <mo stretchy="false">μ</mo>
            </mrow>
          </mstyle>
        </mrow>
      </mrow>
      <mrow>
        <mrow>
          <mrow>
            <mo stretchy="false">(</mo>
            <mrow>
              <msup>
                <mi>e</mi>
                <mrow>
                  <mrow>
                    <mo stretchy="false">−</mo>
                    <mi/>
                  </mrow>
                </mrow>
              </msup>
            </mrow>
            <mo stretchy="false">)</mo>
          </mrow>
          <mo stretchy="false">⋅</mo>
          <mstyle mathvariant="bold">
            <mrow>
              <mi>B</mi>
            </mrow>
          </mstyle>
        </mrow>
        <mo stretchy="false">=</mo>
        <msub>
          <mo stretchy="false">μ</mo>
          <mtext>B</mtext>
        </msub>
      </mrow>
      <mfrac>
        <mn>1</mn>
        <mo stretchy="false">ℏ</mo>
      </mfrac>
      <mrow>
        <mrow>
          <mo stretchy="false">(</mo>
          <mrow>
            <mrow>
              <mstyle mathvariant="bold">
                <mrow>
                  <mi>L</mi>
                </mrow>
              </mstyle>
              <mo stretchy="false">+</mo>
              <mn>2</mn>
            </mrow>
            <mstyle mathvariant="bold">
              <mrow>
                <mi>S</mi>
              </mrow>
            </mstyle>
          </mrow>
          <mo stretchy="false">)</mo>
        </mrow>
        <mo stretchy="false">⋅</mo>
        <mstyle mathvariant="bold">
          <mrow>
            <mi>B</mi>
          </mrow>
        </mstyle>
      </mrow>
    </mrow>
    <annotation encoding="StarMath 5.0">H _{"pm"} = - bold %imu (e ^{-`}) cdot bold B =
%imu _"B" 1 over hbar (bold L + 2 bold S) cdot bold B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5:38:57.048000000</meta:creation-date>
    <meta:generator>LibreOffice/4.1.4.2$Windows_x86 LibreOffice_project/0a0440ccc0227ad9829de5f46be37cfb6edcf72</meta:generator>
  </office:meta>
</office:document-meta>
</file>